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dvPS8585" svg:font-family="AdvPS8585" style:font-family-generic="roman"/>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rebuchet MS" fo:font-size="10pt" officeooo:rsid="001544a4" officeooo:paragraph-rsid="001544a4" style:font-size-asian="8.75pt" style:font-size-complex="10pt"/>
    </style:style>
    <style:style style:name="P2" style:family="paragraph" style:parent-style-name="Text_20_body">
      <style:text-properties style:font-name="Trebuchet MS" fo:font-size="10pt" officeooo:paragraph-rsid="001544a4" style:font-size-asian="8.75pt" style:font-size-complex="10pt"/>
    </style:style>
    <style:style style:name="P3" style:family="paragraph" style:parent-style-name="Standard">
      <style:text-properties style:font-name="Trebuchet MS" fo:font-size="14pt" officeooo:rsid="001544a4" officeooo:paragraph-rsid="001544a4" style:font-size-asian="12.25pt" style:font-size-complex="14pt"/>
    </style:style>
    <style:style style:name="P4" style:family="paragraph" style:parent-style-name="Standard">
      <style:paragraph-properties>
        <style:tab-stops>
          <style:tab-stop style:position="1.244cm"/>
        </style:tab-stops>
      </style:paragraph-properties>
      <style:text-properties style:font-name="Trebuchet MS" fo:font-size="14pt" officeooo:rsid="001544a4" officeooo:paragraph-rsid="001544a4" style:font-size-asian="12.25pt" style:font-size-complex="14pt"/>
    </style:style>
    <style:style style:name="P5" style:family="paragraph" style:parent-style-name="Standard" style:list-style-name="L1">
      <style:text-properties style:font-name="Trebuchet MS" fo:font-size="14pt" officeooo:rsid="001544a4" officeooo:paragraph-rsid="001544a4" style:font-size-asian="12.25pt" style:font-size-complex="14pt"/>
    </style:style>
    <style:style style:name="P6" style:family="paragraph" style:parent-style-name="Standard" style:list-style-name="L1">
      <style:text-properties style:font-name="Trebuchet MS" fo:font-size="14pt" officeooo:rsid="001544a4" officeooo:paragraph-rsid="001e28ff" style:font-size-asian="12.25pt" style:font-size-complex="14pt"/>
    </style:style>
    <style:style style:name="P7" style:family="paragraph" style:parent-style-name="Standard" style:list-style-name="L1">
      <style:text-properties style:font-name="Trebuchet MS" fo:font-size="14pt" officeooo:rsid="001544a4" officeooo:paragraph-rsid="00212ed1" style:font-size-asian="12.25pt" style:font-size-complex="14pt"/>
    </style:style>
    <style:style style:name="P8" style:family="paragraph" style:parent-style-name="Standard" style:list-style-name="L1">
      <style:text-properties style:font-name="Trebuchet MS" fo:font-size="14pt" officeooo:rsid="001544a4" officeooo:paragraph-rsid="0026b100" style:font-size-asian="12.25pt" style:font-size-complex="14pt"/>
    </style:style>
    <style:style style:name="P9" style:family="paragraph" style:parent-style-name="Standard" style:list-style-name="L1">
      <style:text-properties style:font-name="Trebuchet MS" fo:font-size="14pt" officeooo:rsid="001544a4" officeooo:paragraph-rsid="0021131a" style:font-size-asian="12.25pt" style:font-size-complex="14pt"/>
    </style:style>
    <style:style style:name="P10" style:family="paragraph" style:parent-style-name="Standard" style:list-style-name="L1">
      <style:text-properties style:font-name="Trebuchet MS" fo:font-size="14pt" officeooo:rsid="001544a4" officeooo:paragraph-rsid="002ecf4c" style:font-size-asian="12.25pt" style:font-size-complex="14pt"/>
    </style:style>
    <style:style style:name="P11" style:family="paragraph" style:parent-style-name="Standard" style:list-style-name="L1">
      <style:text-properties style:font-name="Trebuchet MS" fo:font-size="14pt" officeooo:rsid="001544a4" officeooo:paragraph-rsid="00300cf1" style:font-size-asian="12.25pt" style:font-size-complex="14pt"/>
    </style:style>
    <style:style style:name="P12" style:family="paragraph" style:parent-style-name="Standard" style:list-style-name="L1">
      <style:paragraph-properties>
        <style:tab-stops>
          <style:tab-stop style:position="1.244cm"/>
        </style:tab-stops>
      </style:paragraph-properties>
      <style:text-properties style:font-name="Trebuchet MS" fo:font-size="14pt" officeooo:rsid="001544a4" officeooo:paragraph-rsid="001544a4" style:font-size-asian="12.25pt" style:font-size-complex="14pt"/>
    </style:style>
    <style:style style:name="P13" style:family="paragraph" style:parent-style-name="Standard" style:list-style-name="L1">
      <style:text-properties style:font-name="Trebuchet MS" fo:font-size="14pt" officeooo:rsid="001d941a" officeooo:paragraph-rsid="001d941a" style:font-size-asian="12.25pt" style:font-size-complex="14pt"/>
    </style:style>
    <style:style style:name="P14" style:family="paragraph" style:parent-style-name="Standard" style:list-style-name="L1">
      <style:text-properties style:font-name="Trebuchet MS" fo:font-size="14pt" officeooo:rsid="001e28ff" officeooo:paragraph-rsid="001e28ff" style:font-size-asian="12.25pt" style:font-size-complex="14pt"/>
    </style:style>
    <style:style style:name="P15" style:family="paragraph" style:parent-style-name="Standard" style:list-style-name="L1">
      <style:text-properties style:font-name="Trebuchet MS" fo:font-size="14pt" officeooo:rsid="001f78ec" officeooo:paragraph-rsid="001f78ec" style:font-size-asian="12.25pt" style:font-size-complex="14pt"/>
    </style:style>
    <style:style style:name="P16" style:family="paragraph" style:parent-style-name="Standard" style:list-style-name="L1">
      <style:text-properties style:font-name="Trebuchet MS" fo:font-size="14pt" officeooo:rsid="0020f83d" officeooo:paragraph-rsid="0020f83d" style:font-size-asian="12.25pt" style:font-size-complex="14pt"/>
    </style:style>
    <style:style style:name="P17" style:family="paragraph" style:parent-style-name="Standard" style:list-style-name="L1">
      <style:text-properties style:font-name="Trebuchet MS" fo:font-size="14pt" officeooo:rsid="002497a6" officeooo:paragraph-rsid="002497a6" style:font-size-asian="12.25pt" style:font-size-complex="14pt"/>
    </style:style>
    <style:style style:name="P18" style:family="paragraph" style:parent-style-name="Standard" style:list-style-name="L1">
      <style:text-properties style:font-name="Trebuchet MS" fo:font-size="14pt" officeooo:paragraph-rsid="001544a4" style:font-size-asian="12.25pt" style:font-size-complex="14pt"/>
    </style:style>
    <style:style style:name="P19" style:family="paragraph" style:parent-style-name="Standard" style:list-style-name="L1">
      <style:text-properties style:font-name="Trebuchet MS" fo:font-size="14pt" officeooo:rsid="002869f9" officeooo:paragraph-rsid="002869f9" style:font-size-asian="12.25pt" style:font-size-complex="14pt"/>
    </style:style>
    <style:style style:name="P20" style:family="paragraph" style:parent-style-name="Standard" style:list-style-name="L1">
      <style:paragraph-properties>
        <style:tab-stops>
          <style:tab-stop style:position="1.244cm"/>
        </style:tab-stops>
      </style:paragraph-properties>
      <style:text-properties style:font-name="Trebuchet MS" fo:font-size="14pt" officeooo:rsid="00289f29" officeooo:paragraph-rsid="00289f29" style:font-size-asian="12.25pt" style:font-size-complex="14pt"/>
    </style:style>
    <style:style style:name="P21" style:family="paragraph" style:parent-style-name="Standard" style:list-style-name="L1">
      <style:paragraph-properties>
        <style:tab-stops>
          <style:tab-stop style:position="1.244cm"/>
        </style:tab-stops>
      </style:paragraph-properties>
      <style:text-properties style:font-name="Trebuchet MS" fo:font-size="14pt" officeooo:rsid="00239852" officeooo:paragraph-rsid="00239852" style:font-size-asian="12.25pt" style:font-size-complex="14pt"/>
    </style:style>
    <style:style style:name="P22" style:family="paragraph" style:parent-style-name="Standard" style:list-style-name="L1">
      <style:text-properties style:font-name="Trebuchet MS" fo:font-size="14pt" officeooo:rsid="0026b100" officeooo:paragraph-rsid="0026b100" style:font-size-asian="12.25pt" style:font-size-complex="14pt"/>
    </style:style>
    <style:style style:name="T1" style:family="text">
      <style:text-properties officeooo:rsid="001544a4"/>
    </style:style>
    <style:style style:name="T2" style:family="text">
      <style:text-properties officeooo:rsid="001d941a"/>
    </style:style>
    <style:style style:name="T3" style:family="text">
      <style:text-properties style:font-name="Trebuchet MS" officeooo:rsid="001544a4"/>
    </style:style>
    <style:style style:name="T4" style:family="text">
      <style:text-properties style:font-name="Trebuchet MS" style:font-name-asian="AdvPS8585" style:font-size-asian="10pt" style:font-name-complex="AdvPS8585"/>
    </style:style>
    <style:style style:name="T5" style:family="text">
      <style:text-properties officeooo:rsid="0018bfe6"/>
    </style:style>
    <style:style style:name="T6" style:family="text">
      <style:text-properties officeooo:rsid="001b13ad"/>
    </style:style>
    <style:style style:name="T7" style:family="text">
      <style:text-properties officeooo:rsid="001e28ff"/>
    </style:style>
    <style:style style:name="T8" style:family="text">
      <style:text-properties officeooo:rsid="0020f83d"/>
    </style:style>
    <style:style style:name="T9" style:family="text">
      <style:text-properties style:text-position="sub 58%" officeooo:rsid="0021131a"/>
    </style:style>
    <style:style style:name="T10" style:family="text">
      <style:text-properties style:text-position="sub 58%" officeooo:rsid="00300cf1"/>
    </style:style>
    <style:style style:name="T11" style:family="text">
      <style:text-properties officeooo:rsid="0021131a"/>
    </style:style>
    <style:style style:name="T12" style:family="text">
      <style:text-properties officeooo:rsid="00212ed1"/>
    </style:style>
    <style:style style:name="T13" style:family="text">
      <style:text-properties officeooo:rsid="0022c929"/>
    </style:style>
    <style:style style:name="T14" style:family="text">
      <style:text-properties officeooo:rsid="00233881"/>
    </style:style>
    <style:style style:name="T15" style:family="text">
      <style:text-properties officeooo:rsid="00256d02"/>
    </style:style>
    <style:style style:name="T16" style:family="text">
      <style:text-properties officeooo:rsid="0026b100"/>
    </style:style>
    <style:style style:name="T17" style:family="text">
      <style:text-properties officeooo:rsid="0027f34d"/>
    </style:style>
    <style:style style:name="T18" style:family="text">
      <style:text-properties officeooo:rsid="002b5919"/>
    </style:style>
    <style:style style:name="T19" style:family="text">
      <style:text-properties officeooo:rsid="002ce201"/>
    </style:style>
    <style:style style:name="T20" style:family="text">
      <style:text-properties officeooo:rsid="002de343"/>
    </style:style>
    <style:style style:name="T21" style:family="text">
      <style:text-properties officeooo:rsid="002ecf4c"/>
    </style:style>
    <style:style style:name="T22" style:family="text">
      <style:text-properties officeooo:rsid="002ee2d5"/>
    </style:style>
    <style:style style:name="T23" style:family="text">
      <style:text-properties officeooo:rsid="00300cf1"/>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sión</text:p>
      <text:list xml:id="list29653474" text:style-name="L1">
        <text:list-item>
          <text:p text:style-name="P5">Objetivos:</text:p>
          <text:list>
            <text:list-item>
              <text:p text:style-name="P13">Modelar la estructuración social en especies del género “macacus” como una propiedad emergente.</text:p>
            </text:list-item>
            <text:list-item>
              <text:p text:style-name="P14">Modelar los cambios en la estructuración social cuando las hembras se hayan en su periodo fértil.</text:p>
            </text:list-item>
          </text:list>
        </text:list-item>
        <text:list-item>
          <text:p text:style-name="P5">Entidades, variables de estado y escalas:</text:p>
          <text:list>
            <text:list-item>
              <text:p text:style-name="P14">Agentes: corresponden con individuos de alguna especie del género “macacus”. Se caracterizan por tres tipos de variables:</text:p>
              <text:list>
                <text:list-item>
                  <text:p text:style-name="P14">Variables o parámetros dinámicos:</text:p>
                  <text:list>
                    <text:list-item>
                      <text:p text:style-name="P14">Ubicación en el espacio (x,y).</text:p>
                    </text:list-item>
                    <text:list-item>
                      <text:p text:style-name="P14">Valor “Dom”: que determina el rango del agente. Su valor inicial está determinado pro el sexo del agente pero luego cambia conforme participa en interacciones de dominación.</text:p>
                    </text:list-item>
                    <text:list-item>
                      <text:p text:style-name="P14">Periodo de espera: Modela el periodo de tiempo (en ticks) en que el animal come o descansa. Este periodo puede ser acortado si el agente recibe un “reto de dominación”.</text:p>
                    </text:list-item>
                  </text:list>
                </text:list-item>
                <text:list-item>
                  <text:p text:style-name="P14">Variables o parámetros de ejecución:</text:p>
                  <text:list>
                    <text:list-item>
                      <text:p text:style-name="P15">Sexo.</text:p>
                    </text:list-item>
                    <text:list-item>
                      <text:p text:style-name="P15">StepDom: que describe el nivel de intensidad de las agresiones. Este parámetro está determinado por la especie y el sexo del individuo modelado. Un macho tiene un valor un poco mayor que una hembra. <text:s/>Para especies “despóticas” este valor es mucho más alto que para especies “igualitarias”.</text:p>
                    </text:list-item>
                  </text:list>
                </text:list-item>
                <text:list-item>
                  <text:p text:style-name="P15">Parámetros estáticos:</text:p>
                  <text:list>
                    <text:list-item>
                      <text:p text:style-name="P15">Campo de visión: un ángulo que determina cuánto puede ver un agente a su alrededor.</text:p>
                    </text:list-item>
                    <text:list-item>
                      <text:p text:style-name="P15">Visión máxima: distancia más alejada a la que un agente puede ver.</text:p>
                    </text:list-item>
                    <text:list-item>
                      <text:p text:style-name="P15">Visión cercana: distancia dentro de la cual cada agente se siente confortable en la tropa.</text:p>
                    </text:list-item>
                    <text:list-item>
                      <text:p text:style-name="P15">Espacio personal: la distancia mínima en que cada puede hallarse con respecto a otros sin verse impelido a una interacción de dominación.</text:p>
                    </text:list-item>
                  </text:list>
                </text:list-item>
              </text:list>
            </text:list-item>
            <text:list-item>
              <text:p text:style-name="P6"><text:span text:style-name="T7">Espacio de interacción: corresponde con </text:span><text:span text:style-name="T15">la superficie de un toroide</text:span><text:span text:style-name="T7"> en el que los agentes interactúan y definen sus relaciones jerárquicas de donde emerge la estructuración del grupo. </text:span></text:p>
            </text:list-item>
          </text:list>
        </text:list-item>
        <text:list-item>
          <text:p text:style-name="P5">Visión del proceso y programación:</text:p>
          <text:list>
            <text:list-item>
              <text:p text:style-name="P16">La tropa como tal se encuentra estacionada en el espacio.</text:p>
            </text:list-item>
            <text:list-item>
              <text:p text:style-name="P16"><text:soft-page-break/>La cohesión espacial de la tropa se mantiene debido a que los agentes buscan siempre tener algún otro miembro de la tropa bajo su visión.</text:p>
            </text:list-item>
            <text:list-item>
              <text:p text:style-name="P16">Si un agente no ve a ninguno de los miembros de la tropa, gira hasta tener alguno en su campo de visión.</text:p>
            </text:list-item>
            <text:list-item>
              <text:p text:style-name="P16">No se dice qué pasa si un agente completa una vuelta y no logra encontrar a ninguno de los otros miembros de la tropa.</text:p>
            </text:list-item>
            <text:list-item>
              <text:p text:style-name="P16">La distancia mínima entre los miembros de la tropa se mantiene debido a que si es superada los agentes entran en una interacción de dominación de la cual uno resulta ganador y “corre” al vencido.</text:p>
            </text:list-item>
            <text:list-item>
              <text:p text:style-name="P7"><text:span text:style-name="T12">Durante una ejecución de la simulación, los agentes ya sea se mantienen quietos en su espacio (comiendo o descansando) o participan en interacciones de dominación con otros. </text:span><text:span text:style-name="T13">En el primer caso, su tiempo de quietud se reduce en uno en cada tick de la simulación. </text:span><text:span text:style-name="T12">En el segundo caso, resultan vencedores o vencidos y dependiendo de esto huyen o persiguen </text:span><text:span text:style-name="T18">de/a</text:span><text:span text:style-name="T12"> su adversario.</text:span></text:p>
            </text:list-item>
            <text:list-item>
              <text:p text:style-name="P17">Los agentes no comen, no mueren ni se reproducen durante una simulación.</text:p>
            </text:list-item>
          </text:list>
        </text:list-item>
      </text:list>
      <text:p text:style-name="P3"/>
      <text:p text:style-name="P3">Conceptos de<text:span text:style-name="T19">l</text:span> diseño</text:p>
      <text:list xml:id="list30695113" text:continue-numbering="true" text:style-name="L1">
        <text:list-item>
          <text:p text:style-name="P18"><text:span text:style-name="T20">Propiedade</text:span><text:span text:style-name="T6">s del modelo</text:span><text:span text:style-name="T1">:</text:span></text:p>
          <text:list>
            <text:list-item>
              <text:p text:style-name="P5"><text:span text:style-name="T20">B</text:span>ásic<text:span text:style-name="T20">a</text:span>s:</text:p>
            </text:list-item>
          </text:list>
        </text:list-item>
      </text:list>
      <text:p text:style-name="P3"/>
      <text:list xml:id="list30714081" text:continue-numbering="true" text:style-name="L1">
        <text:list-item>
          <text:list>
            <text:list-item>
              <text:p text:style-name="P18"><text:span text:style-name="T20">E</text:span><text:span text:style-name="T5">mergentes</text:span><text:span text:style-name="T1">:</text:span></text:p>
              <text:list>
                <text:list-item>
                  <text:p text:style-name="P19">El grafo dirigido que formaliza la estructura social de un grupo de agentes es una propiedad que emerge como resultado de las interacciones de dominación que suceden en cada simulación.</text:p>
                </text:list-item>
              </text:list>
            </text:list-item>
          </text:list>
        </text:list-item>
      </text:list>
      <text:p text:style-name="P3"/>
      <text:list xml:id="list30710542" text:continue-numbering="true" text:style-name="L1">
        <text:list-item>
          <text:list>
            <text:list-item>
              <text:p text:style-name="P5">Adaptabilidad:</text:p>
            </text:list-item>
          </text:list>
        </text:list-item>
      </text:list>
      <text:p text:style-name="P3"/>
      <text:list xml:id="list30695900" text:continue-numbering="true" text:style-name="L1">
        <text:list-item>
          <text:list>
            <text:list-item>
              <text:p text:style-name="P18"><text:span text:style-name="T6">Metas</text:span><text:span text:style-name="T1">:</text:span></text:p>
            </text:list-item>
          </text:list>
        </text:list-item>
      </text:list>
      <text:p text:style-name="P3"/>
      <text:list xml:id="list30722403" text:continue-numbering="true" text:style-name="L1">
        <text:list-item>
          <text:list>
            <text:list-item>
              <text:p text:style-name="P5">Aprendizaje:</text:p>
            </text:list-item>
          </text:list>
        </text:list-item>
      </text:list>
      <text:p text:style-name="P3"/>
      <text:list xml:id="list30696229" text:continue-numbering="true" text:style-name="L1">
        <text:list-item>
          <text:list>
            <text:list-item>
              <text:p text:style-name="P5">Predictibilidad:</text:p>
            </text:list-item>
          </text:list>
        </text:list-item>
      </text:list>
      <text:p text:style-name="P3"/>
      <text:list xml:id="list30693453" text:continue-numbering="true" text:style-name="L1">
        <text:list-item>
          <text:list>
            <text:list-item>
              <text:p text:style-name="P5">Sensibilidad:</text:p>
            </text:list-item>
          </text:list>
        </text:list-item>
      </text:list>
      <text:p text:style-name="P3"/>
      <text:list xml:id="list30693185" text:continue-numbering="true" text:style-name="L1">
        <text:list-item>
          <text:list>
            <text:list-item>
              <text:p text:style-name="P5">Interacciones:</text:p>
            </text:list-item>
          </text:list>
        </text:list-item>
      </text:list>
      <text:p text:style-name="P3"><text:soft-page-break/></text:p>
      <text:list xml:id="list30707230" text:continue-numbering="true" text:style-name="L1">
        <text:list-item>
          <text:list>
            <text:list-item>
              <text:p text:style-name="P5">Estocasticidad:</text:p>
            </text:list-item>
          </text:list>
        </text:list-item>
      </text:list>
      <text:p text:style-name="P3"/>
      <text:list xml:id="list30712198" text:continue-numbering="true" text:style-name="L1">
        <text:list-item>
          <text:list>
            <text:list-item>
              <text:p text:style-name="P12">Colectividades:</text:p>
            </text:list-item>
          </text:list>
        </text:list-item>
      </text:list>
      <text:p text:style-name="P4"/>
      <text:list xml:id="list30705089" text:continue-numbering="true" text:style-name="L1">
        <text:list-item>
          <text:list>
            <text:list-item>
              <text:p text:style-name="P12"><text:span text:style-name="T14">Salidas</text:span>:</text:p>
              <text:list>
                <text:list-item>
                  <text:p text:style-name="P20">Supongo que sería útil graficar la estructura social al final de cada simulación, sin embargo esto no se menciona explícitamente en el artículo.</text:p>
                </text:list-item>
                <text:list-item>
                  <text:p text:style-name="P21">Coeficiente de variación de los valores de dominación (Dom).</text:p>
                </text:list-item>
                <text:list-item>
                  <text:p text:style-name="P21">Medida de centralidad de individuos dominantes.</text:p>
                </text:list-item>
              </text:list>
            </text:list-item>
          </text:list>
        </text:list-item>
      </text:list>
      <text:p text:style-name="P3"/>
      <text:p text:style-name="P3">Detalles</text:p>
      <text:list xml:id="list30698087" text:continue-numbering="true" text:style-name="L1">
        <text:list-item>
          <text:p text:style-name="P5">Inicialización:</text:p>
          <text:list>
            <text:list-item>
              <text:p text:style-name="P22">Se crean ocho agentes, cuatro machos y cuatro hembras.</text:p>
            </text:list-item>
            <text:list-item>
              <text:p text:style-name="P22">Los agentes se ubican en posiciones al azar.</text:p>
            </text:list-item>
            <text:list-item>
              <text:p text:style-name="P8"><text:span text:style-name="T16">No se indica cómo se establece el valor exacto del atributo “Dom” de cada agente, tampoco el de “StepDom”. Pareciera que en ambos casos se trata de valores definidos al azar pero circunscritos por rangos definidos por </text:span><text:span text:style-name="T17">quien conduce los experimentos</text:span><text:span text:style-name="T16">.</text:span></text:p>
            </text:list-item>
            <text:list-item>
              <text:p text:style-name="P10"><text:span text:style-name="T21">No aparece una justificación para iniciar con ocho individuos.</text:span></text:p>
            </text:list-item>
            <text:list-item>
              <text:p text:style-name="P10"><text:span text:style-name="T21">La escogencia de los valores “Dom” y “StepDom” sí se justifican en términos empíricos, pero no en detalle, es decir no se establecen rangos válidos por especie o sexo, sólo se establecen valores relataivos. </text:span><text:span text:style-name="T22">Aunque dividen la escala despóticas ↔ igualitarias en tres conglomerados de especies, no asignan valores de “StepDom” por conglomerado ni especie. </text:span></text:p>
            </text:list-item>
          </text:list>
        </text:list-item>
      </text:list>
      <text:p text:style-name="P3"/>
      <text:list xml:id="list30704228" text:continue-numbering="true" text:style-name="L1">
        <text:list-item>
          <text:p text:style-name="P5">Datos de entrada:</text:p>
        </text:list-item>
      </text:list>
      <text:p text:style-name="P3"/>
      <text:list xml:id="list30718675" text:continue-numbering="true" text:style-name="L1">
        <text:list-item>
          <text:p text:style-name="P5">Submodelos</text:p>
          <text:list>
            <text:list-item>
              <text:p text:style-name="P11"><text:span text:style-name="T23">Justificación de</text:span><text:span text:style-name="T8"> </text:span><text:span text:style-name="T23">w</text:span><text:span text:style-name="T10">i</text:span><text:span text:style-name="T23">:en toda interacción de dominación debe haber un factor de azar pues los datos empíricos indican que sí hay cambios en los rangos de los individuos, pero a la vez el rango ostentado es un factor que influye en el resultado de cada interacción, según los mismo datos empíricos.</text:span></text:p>
            </text:list-item>
            <text:list-item>
              <text:p text:style-name="P9"><text:span text:style-name="T23">Justificación de</text:span><text:span text:style-name="T11"> Dom</text:span><text:span text:style-name="T9">i</text:span><text:span text:style-name="T23">: los datos empíricos muestran que las victorias de individuos de menor rango tienden a decrementar fuertemente el rango del perdedor y a subir fuertemente el rango del </text:span><text:soft-page-break/><text:span text:style-name="T23">ganador.</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AdvPS8585" svg:font-family="AdvPS8585" style:font-family-generic="roman"/>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rebuchet MS" fo:font-size="10pt" officeooo:rsid="001544a4" officeooo:paragraph-rsid="001544a4" style:font-size-asian="8.75pt" style:font-size-complex="10pt"/>
    </style:style>
    <style:style style:name="MP2" style:family="paragraph" style:parent-style-name="Text_20_body">
      <style:text-properties style:font-name="Trebuchet MS" fo:font-size="10pt" officeooo:paragraph-rsid="001544a4" style:font-size-asian="8.75pt" style:font-size-complex="10pt"/>
    </style:style>
    <style:style style:name="MT1" style:family="text">
      <style:text-properties officeooo:rsid="001544a4"/>
    </style:style>
    <style:style style:name="MT2" style:family="text">
      <style:text-properties officeooo:rsid="001d941a"/>
    </style:style>
    <style:style style:name="MT3" style:family="text">
      <style:text-properties style:font-name="Trebuchet MS" officeooo:rsid="001544a4"/>
    </style:style>
    <style:style style:name="MT4" style:family="text">
      <style:text-properties style:font-name="Trebuchet MS" style:font-name-asian="AdvPS8585" style:font-size-asian="10pt" style:font-name-complex="AdvPS8585"/>
    </style:style>
    <style:page-layout style:name="Mpm1">
      <style:page-layout-properties fo:page-width="21.59cm" fo:page-height="27.94cm" style:num-format="1" style:print-orientation="portrait" fo:margin-top="0.8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593cm" fo:margin-left="0cm" fo:margin-right="0cm" fo:margin-bottom="0.499cm"/>
      </style:header-style>
      <style:footer-style/>
    </style:page-layout>
  </office:automatic-styles>
  <office:master-styles>
    <style:master-page style:name="Standard" style:page-layout-name="Mpm1">
      <style:header>
        <text:p text:style-name="MP1">Especificación de modelo basado en agentes</text:p>
        <text:p text:style-name="MP2"><text:span text:style-name="MT1">Nombre: </text:span><text:span text:style-name="MT2">DomWorld</text:span><text:span text:style-name="MT1"><text:tab/><text:tab/><text:tab/><text:tab/><text:tab/><text:tab/><text:tab/><text:tab/><text:tab/><text:tab/><text:tab/> <text:s text:c="9"/></text:span><text:span text:style-name="MT1"><text:page-number text:select-page="current">4</text:page-number></text:span></text:p>
        <text:p text:style-name="MP2"><text:span text:style-name="MT1">Autor(es):</text:span><text:span text:style-name="MT3"> </text:span><text:span text:style-name="MT4">Hemelrij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09:01:51.67</meta:creation-date>
    <meta:editing-duration>PT2H3M13S</meta:editing-duration>
    <meta:editing-cycles>19</meta:editing-cycles>
    <meta:generator>LibreOffice/3.6$Windows_x86 LibreOffice_project/58f22d5-270d05a-e2abed1-ea17a85-9b5702</meta:generator>
    <meta:initial-creator>Alan Calderón Castro</meta:initial-creator>
    <dc:date>2012-12-20T10:57:08.59</dc:date>
    <dc:creator>Alan Calderón Castro</dc:creator>
    <meta:document-statistic meta:table-count="0" meta:image-count="0" meta:object-count="0" meta:page-count="4" meta:paragraph-count="58" meta:word-count="821" meta:character-count="5092" meta:non-whitespace-character-count="4254"/>
  </office:meta>
</office:document-meta>
</file>